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73">
            <text:p>1.373</text:p>
          </table:table-cell>
          <table:table-cell office:value-type="float" office:value="10">
            <text:p>10</text:p>
          </table:table-cell>
          <table:table-cell table:formula="of:=[.C3]*1.01" office:value-type="float" office:value="1.51664617818958">
            <text:p>1.5166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1080609105967">
            <text:p>25.1081</text:p>
          </table:table-cell>
          <table:table-cell table:style-name="ce6" office:value-type="float" office:value="31.53">
            <text:p>31.53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4.8287356142153">
            <text:p>34.8287</text:p>
          </table:table-cell>
          <table:table-cell table:style-name="ce6" office:value-type="float" office:value="34.17">
            <text:p>34.17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7449380253009">
            <text:p>37.7449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373">
            <text:p>1.373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50162987939563">
            <text:p>1.5016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4.8594662481155">
            <text:p>24.8595</text:p>
          </table:table-cell>
          <table:table-cell table:style-name="ce7" table:formula="of:=[.V2]" office:value-type="float" office:value="31.53">
            <text:p>31.53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34.4838966477379">
            <text:p>34.4839</text:p>
          </table:table-cell>
          <table:table-cell table:style-name="ce7" table:formula="of:=[.Y2]" office:value-type="float" office:value="34.17">
            <text:p>34.17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3712257676246">
            <text:p>37.3712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373">
            <text:p>1.373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48676225682735">
            <text:p>1.4868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4.6133329189263">
            <text:p>24.6133</text:p>
          </table:table-cell>
          <table:table-cell table:style-name="ce7" table:formula="of:=[.V3]" office:value-type="float" office:value="31.53">
            <text:p>31.53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34.1424719284534">
            <text:p>34.1425</text:p>
          </table:table-cell>
          <table:table-cell table:style-name="ce7" table:formula="of:=[.Y3]" office:value-type="float" office:value="34.17">
            <text:p>34.17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7.0012136313115">
            <text:p>37.0012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373">
            <text:p>1.373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47204183844292">
            <text:p>1.4720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3696365533923">
            <text:p>24.3696</text:p>
          </table:table-cell>
          <table:table-cell table:style-name="ce7" table:formula="of:=[.V4]" office:value-type="float" office:value="31.53">
            <text:p>31.53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33.804427651934">
            <text:p>33.8044</text:p>
          </table:table-cell>
          <table:table-cell table:style-name="ce7" table:formula="of:=[.Y4]" office:value-type="float" office:value="34.17">
            <text:p>34.17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6348649814965">
            <text:p>36.634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373">
            <text:p>1.373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45746716677517">
            <text:p>1.4575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1283530231607">
            <text:p>24.1284</text:p>
          </table:table-cell>
          <table:table-cell table:style-name="ce7" table:formula="of:=[.V5]" office:value-type="float" office:value="31.53">
            <text:p>31.53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33.4697303484495">
            <text:p>33.4697</text:p>
          </table:table-cell>
          <table:table-cell table:style-name="ce7" table:formula="of:=[.Y5]" office:value-type="float" office:value="34.17">
            <text:p>34.17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2721435460362">
            <text:p>36.272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373">
            <text:p>1.373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4430367987873">
            <text:p>1.4430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3.889458438773">
            <text:p>23.8895</text:p>
          </table:table-cell>
          <table:table-cell table:style-name="ce7" table:formula="of:=[.V6]" office:value-type="float" office:value="31.53">
            <text:p>31.53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33.138346879653">
            <text:p>33.1383</text:p>
          </table:table-cell>
          <table:table-cell table:style-name="ce7" table:formula="of:=[.Y6]" office:value-type="float" office:value="34.17">
            <text:p>34.17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913013411917">
            <text:p>35.9130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373">
            <text:p>1.373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42874930573">
            <text:p>1.4287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3.6529291473">
            <text:p>23.6529</text:p>
          </table:table-cell>
          <table:table-cell table:style-name="ce7" table:formula="of:=[.V7]" office:value-type="float" office:value="31.53">
            <text:p>31.53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32.8102444353">
            <text:p>32.8102</text:p>
          </table:table-cell>
          <table:table-cell table:style-name="ce7" table:formula="of:=[.Y7]" office:value-type="float" office:value="34.17">
            <text:p>34.17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5574390217">
            <text:p>35.557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373">
            <text:p>1.373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414603273">
            <text:p>1.4146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41874173">
            <text:p>23.4187</text:p>
          </table:table-cell>
          <table:table-cell table:style-name="ce7" table:formula="of:=[.V8]" office:value-type="float" office:value="31.53">
            <text:p>31.53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32.48539053">
            <text:p>32.4854</text:p>
          </table:table-cell>
          <table:table-cell table:style-name="ce7" table:formula="of:=[.Y8]" office:value-type="float" office:value="34.17">
            <text:p>34.17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20538517">
            <text:p>35.205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373">
            <text:p>1.373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4005973">
            <text:p>1.4006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186873">
            <text:p>23.1869</text:p>
          </table:table-cell>
          <table:table-cell table:style-name="ce7" table:formula="of:=[.V9]" office:value-type="float" office:value="31.53">
            <text:p>31.53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32.163753">
            <text:p>32.1638</text:p>
          </table:table-cell>
          <table:table-cell table:style-name="ce7" table:formula="of:=[.Y9]" office:value-type="float" office:value="34.17">
            <text:p>34.17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856817">
            <text:p>34.8568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373">
            <text:p>1.373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38673">
            <text:p>1.3867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2.9573">
            <text:p>22.9573</text:p>
          </table:table-cell>
          <table:table-cell table:style-name="ce7" table:formula="of:=[.V10]" office:value-type="float" office:value="31.53">
            <text:p>31.53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31.8453">
            <text:p>31.8453</text:p>
          </table:table-cell>
          <table:table-cell table:style-name="ce7" table:formula="of:=[.Y10]" office:value-type="float" office:value="34.17">
            <text:p>34.17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5117">
            <text:p>34.5117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373">
            <text:p>1.373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373">
            <text:p>1.373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2.73">
            <text:p>22.7300</text:p>
          </table:table-cell>
          <table:table-cell table:style-name="ce7" table:formula="of:=[.V11]" office:value-type="float" office:value="31.53">
            <text:p>31.53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31.53">
            <text:p>31.5300</text:p>
          </table:table-cell>
          <table:table-cell table:style-name="ce7" table:formula="of:=[.Y11]" office:value-type="float" office:value="34.17">
            <text:p>34.17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17">
            <text:p>34.17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373">
            <text:p>1.373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35940594059406">
            <text:p>1.3594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31.53">
            <text:p>31.53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31.2178217821782">
            <text:p>31.2178</text:p>
          </table:table-cell>
          <table:table-cell table:style-name="ce7" table:formula="of:=[.Y12]" office:value-type="float" office:value="34.17">
            <text:p>34.17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8316831683168">
            <text:p>33.8317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373">
            <text:p>1.373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3459464758357">
            <text:p>1.3459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31.53">
            <text:p>31.53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30.9087344378002">
            <text:p>30.9087</text:p>
          </table:table-cell>
          <table:table-cell table:style-name="ce7" table:formula="of:=[.Y13]" office:value-type="float" office:value="34.17">
            <text:p>34.17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4967160082345">
            <text:p>33.4967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373">
            <text:p>1.373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33262027310466">
            <text:p>1.3326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0615140623954">
            <text:p>22.0615</text:p>
          </table:table-cell>
          <table:table-cell table:style-name="ce7" table:formula="of:=[.V14]" office:value-type="float" office:value="31.53">
            <text:p>31.53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30.6027073641586">
            <text:p>30.6027</text:p>
          </table:table-cell>
          <table:table-cell table:style-name="ce7" table:formula="of:=[.Y14]" office:value-type="float" office:value="34.17">
            <text:p>34.17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1650653546876">
            <text:p>33.165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373">
            <text:p>1.373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31942601297491">
            <text:p>1.3194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1.8430832300944">
            <text:p>21.8431</text:p>
          </table:table-cell>
          <table:table-cell table:style-name="ce7" table:formula="of:=[.V15]" office:value-type="float" office:value="31.53">
            <text:p>31.53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30.2997102615432">
            <text:p>30.2997</text:p>
          </table:table-cell>
          <table:table-cell table:style-name="ce7" table:formula="of:=[.Y15]" office:value-type="float" office:value="34.17">
            <text:p>34.17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8366983709778">
            <text:p>32.836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373">
            <text:p>1.373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.30636238908407">
            <text:p>1.306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1.6268150793014">
            <text:p>21.6268</text:p>
          </table:table-cell>
          <table:table-cell table:style-name="ce7" table:formula="of:=[.V16]" office:value-type="float" office:value="31.53">
            <text:p>31.53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9.9997131302408">
            <text:p>29.9997</text:p>
          </table:table-cell>
          <table:table-cell table:style-name="ce7" table:formula="of:=[.Y16]" office:value-type="float" office:value="34.17">
            <text:p>34.17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5115825455226">
            <text:p>32.5116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373">
            <text:p>1.373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.29342810800403">
            <text:p>1.2934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4126881973281">
            <text:p>21.4127</text:p>
          </table:table-cell>
          <table:table-cell table:style-name="ce7" table:formula="of:=[.V17]" office:value-type="float" office:value="31.53">
            <text:p>31.53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9.7026862675651">
            <text:p>29.7027</text:p>
          </table:table-cell>
          <table:table-cell table:style-name="ce7" table:formula="of:=[.Y17]" office:value-type="float" office:value="34.17">
            <text:p>34.17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1896856886363">
            <text:p>32.1897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373">
            <text:p>1.373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.2806218891129">
            <text:p>1.2806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2006813834932">
            <text:p>21.2007</text:p>
          </table:table-cell>
          <table:table-cell table:style-name="ce7" table:formula="of:=[.V18]" office:value-type="float" office:value="31.53">
            <text:p>31.53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9.408600264916">
            <text:p>29.4086</text:p>
          </table:table-cell>
          <table:table-cell table:style-name="ce7" table:formula="of:=[.Y18]" office:value-type="float" office:value="34.17">
            <text:p>34.17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8709759293428">
            <text:p>31.8710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373">
            <text:p>1.373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.26794246446822">
            <text:p>1.2679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0.990773647023">
            <text:p>20.9908</text:p>
          </table:table-cell>
          <table:table-cell table:style-name="ce7" table:formula="of:=[.V19]" office:value-type="float" office:value="31.53">
            <text:p>31.53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9.1174260048673">
            <text:p>29.1174</text:p>
          </table:table-cell>
          <table:table-cell table:style-name="ce7" table:formula="of:=[.Y19]" office:value-type="float" office:value="34.17">
            <text:p>34.17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5554217122206">
            <text:p>31.55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373">
            <text:p>1.373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.2553885786814">
            <text:p>1.2554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0.7829442049732">
            <text:p>20.7829</text:p>
          </table:table-cell>
          <table:table-cell table:style-name="ce7" table:formula="of:=[.V20]" office:value-type="float" office:value="31.53">
            <text:p>31.53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8.8291346582845">
            <text:p>28.8291</text:p>
          </table:table-cell>
          <table:table-cell table:style-name="ce7" table:formula="of:=[.Y20]" office:value-type="float" office:value="34.17">
            <text:p>34.17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2429917942778">
            <text:p>31.2430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373">
            <text:p>1.373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.24295898879347">
            <text:p>1.2430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5771724801715">
            <text:p>20.5772</text:p>
          </table:table-cell>
          <table:table-cell table:style-name="ce7" table:formula="of:=[.V21]" office:value-type="float" office:value="31.53">
            <text:p>31.53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8.5436976814698">
            <text:p>28.5437</text:p>
          </table:table-cell>
          <table:table-cell table:style-name="ce7" table:formula="of:=[.Y21]" office:value-type="float" office:value="34.17">
            <text:p>34.17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9336552418592">
            <text:p>30.93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233">
            <text:p>1.233</text:p>
          </table:table-cell>
          <table:table-cell office:value-type="float" office:value="10">
            <text:p>10</text:p>
          </table:table-cell>
          <table:table-cell table:formula="of:=[.C26]*1.01" office:value-type="float" office:value="1.36199908063202">
            <text:p>1.3620</text:p>
          </table:table-cell>
          <table:table-cell table:style-name="ce6" office:value-type="float" office:value="1.73">
            <text:p>1.73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91099627696138">
            <text:p>1.9110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5">
            <text:p>1.450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60170208184625">
            <text:p>1.6017</text:p>
          </table:table-cell>
          <table:table-cell table:style-name="ce6" office:value-type="float" office:value="1.361">
            <text:p>1.361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50339071268465">
            <text:p>1.5034</text:p>
          </table:table-cell>
          <table:table-cell table:style-name="ce6" office:value-type="float" office:value="1.388">
            <text:p>1.388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53321551007075">
            <text:p>1.5332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6973143550989">
            <text:p>1.369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233">
            <text:p>1.23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34851394121982">
            <text:p>1.3485</text:p>
          </table:table-cell>
          <table:table-cell table:style-name="ce7" table:formula="of:=[.D25]" office:value-type="float" office:value="1.73">
            <text:p>1.73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89207552174394">
            <text:p>1.8921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5">
            <text:p>1.450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8584364539232">
            <text:p>1.5858</text:p>
          </table:table-cell>
          <table:table-cell table:style-name="ce7" table:formula="of:=[.S25]" office:value-type="float" office:value="1.361">
            <text:p>1.361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48850565612342">
            <text:p>1.4885</text:p>
          </table:table-cell>
          <table:table-cell table:style-name="ce7" table:formula="of:=[.V25]" office:value-type="float" office:value="1.388">
            <text:p>1.388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51803515848589">
            <text:p>1.5180</text:p>
          </table:table-cell>
          <table:table-cell table:style-name="ce7" table:formula="of:=[.Y25]" office:value-type="float" office:value="1.24">
            <text:p>1.24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5616973812861">
            <text:p>1.356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233">
            <text:p>1.23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33516231803942">
            <text:p>1.3352</text:p>
          </table:table-cell>
          <table:table-cell table:style-name="ce7" table:formula="of:=[.D26]" office:value-type="float" office:value="1.73">
            <text:p>1.73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87334210073658">
            <text:p>1.8733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5">
            <text:p>1.450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7014222316072">
            <text:p>1.5701</text:p>
          </table:table-cell>
          <table:table-cell table:style-name="ce7" table:formula="of:=[.S26]" office:value-type="float" office:value="1.361">
            <text:p>1.361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47376797635982">
            <text:p>1.4738</text:p>
          </table:table-cell>
          <table:table-cell table:style-name="ce7" table:formula="of:=[.V26]" office:value-type="float" office:value="1.388">
            <text:p>1.388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50300510741178">
            <text:p>1.5030</text:p>
          </table:table-cell>
          <table:table-cell table:style-name="ce7" table:formula="of:=[.Y26]" office:value-type="float" office:value="1.24">
            <text:p>1.24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4274231497882">
            <text:p>1.342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233">
            <text:p>1.23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32194288914794">
            <text:p>1.3219</text:p>
          </table:table-cell>
          <table:table-cell table:style-name="ce7" table:formula="of:=[.D27]" office:value-type="float" office:value="1.73">
            <text:p>1.73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85479415914513">
            <text:p>1.8548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5">
            <text:p>1.450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5459626055516">
            <text:p>1.5546</text:p>
          </table:table-cell>
          <table:table-cell table:style-name="ce7" table:formula="of:=[.S27]" office:value-type="float" office:value="1.361">
            <text:p>1.361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45917621421764">
            <text:p>1.4592</text:p>
          </table:table-cell>
          <table:table-cell table:style-name="ce7" table:formula="of:=[.V27]" office:value-type="float" office:value="1.388">
            <text:p>1.388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48812386872453">
            <text:p>1.4881</text:p>
          </table:table-cell>
          <table:table-cell table:style-name="ce7" table:formula="of:=[.Y27]" office:value-type="float" office:value="1.24">
            <text:p>1.24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2944783661269">
            <text:p>1.3294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233">
            <text:p>1.23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30885434569103">
            <text:p>1.3089</text:p>
          </table:table-cell>
          <table:table-cell table:style-name="ce7" table:formula="of:=[.D28]" office:value-type="float" office:value="1.73">
            <text:p>1.73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83642986053973">
            <text:p>1.8364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5">
            <text:p>1.450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3920421837145">
            <text:p>1.5392</text:p>
          </table:table-cell>
          <table:table-cell table:style-name="ce7" table:formula="of:=[.S28]" office:value-type="float" office:value="1.361">
            <text:p>1.361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44472892496796">
            <text:p>1.4447</text:p>
          </table:table-cell>
          <table:table-cell table:style-name="ce7" table:formula="of:=[.V28]" office:value-type="float" office:value="1.388">
            <text:p>1.388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47338996903419">
            <text:p>1.4734</text:p>
          </table:table-cell>
          <table:table-cell table:style-name="ce7" table:formula="of:=[.Y28]" office:value-type="float" office:value="1.24">
            <text:p>1.24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1628498674524">
            <text:p>1.3163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233">
            <text:p>1.23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2958953917733">
            <text:p>1.2959</text:p>
          </table:table-cell>
          <table:table-cell table:style-name="ce7" table:formula="of:=[.D29]" office:value-type="float" office:value="1.73">
            <text:p>1.73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818247386673">
            <text:p>1.8182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5">
            <text:p>1.450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523964572645">
            <text:p>1.5240</text:p>
          </table:table-cell>
          <table:table-cell table:style-name="ce7" table:formula="of:=[.S29]" office:value-type="float" office:value="1.361">
            <text:p>1.361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4304246781861">
            <text:p>1.4304</text:p>
          </table:table-cell>
          <table:table-cell table:style-name="ce7" table:formula="of:=[.V29]" office:value-type="float" office:value="1.388">
            <text:p>1.388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4588019495388">
            <text:p>1.4588</text:p>
          </table:table-cell>
          <table:table-cell table:style-name="ce7" table:formula="of:=[.Y29]" office:value-type="float" office:value="1.24">
            <text:p>1.24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03252462124">
            <text:p>1.303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233">
            <text:p>1.23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8306474433">
            <text:p>1.2831</text:p>
          </table:table-cell>
          <table:table-cell table:style-name="ce7" table:formula="of:=[.D30]" office:value-type="float" office:value="1.73">
            <text:p>1.73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8002449373">
            <text:p>1.8002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5">
            <text:p>1.450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5088758145">
            <text:p>1.5089</text:p>
          </table:table-cell>
          <table:table-cell table:style-name="ce7" table:formula="of:=[.S30]" office:value-type="float" office:value="1.361">
            <text:p>1.361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41626205761">
            <text:p>1.4163</text:p>
          </table:table-cell>
          <table:table-cell table:style-name="ce7" table:formula="of:=[.V30]" office:value-type="float" office:value="1.388">
            <text:p>1.388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44435836588">
            <text:p>1.4444</text:p>
          </table:table-cell>
          <table:table-cell table:style-name="ce7" table:formula="of:=[.Y30]" office:value-type="float" office:value="1.24">
            <text:p>1.24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903489724">
            <text:p>1.2903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233">
            <text:p>1.23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70361133">
            <text:p>1.2704</text:p>
          </table:table-cell>
          <table:table-cell table:style-name="ce7" table:formula="of:=[.D31]" office:value-type="float" office:value="1.73">
            <text:p>1.73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78242073">
            <text:p>1.7824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5">
            <text:p>1.450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9393645">
            <text:p>1.4939</text:p>
          </table:table-cell>
          <table:table-cell table:style-name="ce7" table:formula="of:=[.S31]" office:value-type="float" office:value="1.361">
            <text:p>1.361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402239661">
            <text:p>1.4022</text:p>
          </table:table-cell>
          <table:table-cell table:style-name="ce7" table:formula="of:=[.V31]" office:value-type="float" office:value="1.388">
            <text:p>1.388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430057788">
            <text:p>1.4301</text:p>
          </table:table-cell>
          <table:table-cell table:style-name="ce7" table:formula="of:=[.Y31]" office:value-type="float" office:value="1.24">
            <text:p>1.24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7757324">
            <text:p>1.2776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233">
            <text:p>1.23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2577833">
            <text:p>1.2578</text:p>
          </table:table-cell>
          <table:table-cell table:style-name="ce7" table:formula="of:=[.D32]" office:value-type="float" office:value="1.73">
            <text:p>1.73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764773">
            <text:p>1.7648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5">
            <text:p>1.450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79145">
            <text:p>1.4791</text:p>
          </table:table-cell>
          <table:table-cell table:style-name="ce7" table:formula="of:=[.S32]" office:value-type="float" office:value="1.361">
            <text:p>1.361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3883561">
            <text:p>1.3884</text:p>
          </table:table-cell>
          <table:table-cell table:style-name="ce7" table:formula="of:=[.V32]" office:value-type="float" office:value="1.388">
            <text:p>1.388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4158988">
            <text:p>1.4159</text:p>
          </table:table-cell>
          <table:table-cell table:style-name="ce7" table:formula="of:=[.Y32]" office:value-type="float" office:value="1.24">
            <text:p>1.24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64924">
            <text:p>1.264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233">
            <text:p>1.23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24533">
            <text:p>1.2453</text:p>
          </table:table-cell>
          <table:table-cell table:style-name="ce7" table:formula="of:=[.D33]" office:value-type="float" office:value="1.73">
            <text:p>1.73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7473">
            <text:p>1.7473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5">
            <text:p>1.450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645">
            <text:p>1.4645</text:p>
          </table:table-cell>
          <table:table-cell table:style-name="ce7" table:formula="of:=[.S33]" office:value-type="float" office:value="1.361">
            <text:p>1.361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37461">
            <text:p>1.3746</text:p>
          </table:table-cell>
          <table:table-cell table:style-name="ce7" table:formula="of:=[.V33]" office:value-type="float" office:value="1.388">
            <text:p>1.388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40188">
            <text:p>1.4019</text:p>
          </table:table-cell>
          <table:table-cell table:style-name="ce7" table:formula="of:=[.Y33]" office:value-type="float" office:value="1.24">
            <text:p>1.24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524">
            <text:p>1.2524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233">
            <text:p>1.23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233">
            <text:p>1.2330</text:p>
          </table:table-cell>
          <table:table-cell table:style-name="ce7" table:formula="of:=[.D34]" office:value-type="float" office:value="1.73">
            <text:p>1.73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73">
            <text:p>1.73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5">
            <text:p>1.450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5">
            <text:p>1.4500</text:p>
          </table:table-cell>
          <table:table-cell table:style-name="ce7" table:formula="of:=[.S34]" office:value-type="float" office:value="1.361">
            <text:p>1.361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361">
            <text:p>1.3610</text:p>
          </table:table-cell>
          <table:table-cell table:style-name="ce7" table:formula="of:=[.V34]" office:value-type="float" office:value="1.388">
            <text:p>1.388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388">
            <text:p>1.3880</text:p>
          </table:table-cell>
          <table:table-cell table:style-name="ce7" table:formula="of:=[.Y34]" office:value-type="float" office:value="1.24">
            <text:p>1.24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4">
            <text:p>1.24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233">
            <text:p>1.233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22079207920792">
            <text:p>1.2208</text:p>
          </table:table-cell>
          <table:table-cell table:style-name="ce7" table:formula="of:=[.D35]" office:value-type="float" office:value="1.73">
            <text:p>1.73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71287128712871">
            <text:p>1.7129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5">
            <text:p>1.450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3564356435644">
            <text:p>1.4356</text:p>
          </table:table-cell>
          <table:table-cell table:style-name="ce7" table:formula="of:=[.S35]" office:value-type="float" office:value="1.361">
            <text:p>1.361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34752475247525">
            <text:p>1.3475</text:p>
          </table:table-cell>
          <table:table-cell table:style-name="ce7" table:formula="of:=[.V35]" office:value-type="float" office:value="1.388">
            <text:p>1.388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37425742574257">
            <text:p>1.3743</text:p>
          </table:table-cell>
          <table:table-cell table:style-name="ce7" table:formula="of:=[.Y35]" office:value-type="float" office:value="1.24">
            <text:p>1.24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2772277227723">
            <text:p>1.2277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233">
            <text:p>1.233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0870502891873">
            <text:p>1.2087</text:p>
          </table:table-cell>
          <table:table-cell table:style-name="ce7" table:formula="of:=[.D36]" office:value-type="float" office:value="1.73">
            <text:p>1.73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69591216547397">
            <text:p>1.6959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5">
            <text:p>1.450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42142927164004">
            <text:p>1.4214</text:p>
          </table:table-cell>
          <table:table-cell table:style-name="ce7" table:formula="of:=[.S36]" office:value-type="float" office:value="1.361">
            <text:p>1.361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33418292324282">
            <text:p>1.3342</text:p>
          </table:table-cell>
          <table:table-cell table:style-name="ce7" table:formula="of:=[.V36]" office:value-type="float" office:value="1.388">
            <text:p>1.388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36065091657681">
            <text:p>1.3607</text:p>
          </table:table-cell>
          <table:table-cell table:style-name="ce7" table:formula="of:=[.Y36]" office:value-type="float" office:value="1.24">
            <text:p>1.24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1556710126458">
            <text:p>1.2156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233">
            <text:p>1.23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9673765239479">
            <text:p>1.1967</text:p>
          </table:table-cell>
          <table:table-cell table:style-name="ce7" table:formula="of:=[.D37]" office:value-type="float" office:value="1.73">
            <text:p>1.73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67912095591482">
            <text:p>1.6791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5">
            <text:p>1.450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40735571449508">
            <text:p>1.4074</text:p>
          </table:table-cell>
          <table:table-cell table:style-name="ce7" table:formula="of:=[.S37]" office:value-type="float" office:value="1.361">
            <text:p>1.361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32097319132952">
            <text:p>1.3210</text:p>
          </table:table-cell>
          <table:table-cell table:style-name="ce7" table:formula="of:=[.V37]" office:value-type="float" office:value="1.388">
            <text:p>1.388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34717912532357">
            <text:p>1.3472</text:p>
          </table:table-cell>
          <table:table-cell table:style-name="ce7" table:formula="of:=[.Y37]" office:value-type="float" office:value="1.24">
            <text:p>1.24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0353178343028">
            <text:p>1.2035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233">
            <text:p>1.23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8488876474731">
            <text:p>1.1849</text:p>
          </table:table-cell>
          <table:table-cell table:style-name="ce7" table:formula="of:=[.D38]" office:value-type="float" office:value="1.73">
            <text:p>1.73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66249599595527">
            <text:p>1.662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5">
            <text:p>1.450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9342149950008">
            <text:p>1.3934</text:p>
          </table:table-cell>
          <table:table-cell table:style-name="ce7" table:formula="of:=[.S38]" office:value-type="float" office:value="1.361">
            <text:p>1.361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30789424884111">
            <text:p>1.3079</text:p>
          </table:table-cell>
          <table:table-cell table:style-name="ce7" table:formula="of:=[.V38]" office:value-type="float" office:value="1.388">
            <text:p>1.388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33384071814215">
            <text:p>1.3338</text:p>
          </table:table-cell>
          <table:table-cell table:style-name="ce7" table:formula="of:=[.Y38]" office:value-type="float" office:value="1.24">
            <text:p>1.24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9161562715869">
            <text:p>1.1916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233">
            <text:p>1.23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17315719281912">
            <text:p>1.1732</text:p>
          </table:table-cell>
          <table:table-cell table:style-name="ce7" table:formula="of:=[.D39]" office:value-type="float" office:value="1.73">
            <text:p>1.73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64603563955968">
            <text:p>1.6460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5">
            <text:p>1.450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7962524702979">
            <text:p>1.3796</text:p>
          </table:table-cell>
          <table:table-cell table:style-name="ce7" table:formula="of:=[.S39]" office:value-type="float" office:value="1.361">
            <text:p>1.361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29494480083279">
            <text:p>1.2949</text:p>
          </table:table-cell>
          <table:table-cell table:style-name="ce7" table:formula="of:=[.V39]" office:value-type="float" office:value="1.388">
            <text:p>1.388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32063437439817">
            <text:p>1.3206</text:p>
          </table:table-cell>
          <table:table-cell table:style-name="ce7" table:formula="of:=[.Y39]" office:value-type="float" office:value="1.24">
            <text:p>1.24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7981745263237">
            <text:p>1.179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233">
            <text:p>1.23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16154177506844">
            <text:p>1.1615</text:p>
          </table:table-cell>
          <table:table-cell table:style-name="ce7" table:formula="of:=[.D40]" office:value-type="float" office:value="1.73">
            <text:p>1.73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62973825698978">
            <text:p>1.6297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5">
            <text:p>1.450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659655911186">
            <text:p>1.3660</text:p>
          </table:table-cell>
          <table:table-cell table:style-name="ce7" table:formula="of:=[.S40]" office:value-type="float" office:value="1.361">
            <text:p>1.361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28212356518098">
            <text:p>1.2821</text:p>
          </table:table-cell>
          <table:table-cell table:style-name="ce7" table:formula="of:=[.V40]" office:value-type="float" office:value="1.388">
            <text:p>1.388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30755878653284">
            <text:p>1.3076</text:p>
          </table:table-cell>
          <table:table-cell table:style-name="ce7" table:formula="of:=[.Y40]" office:value-type="float" office:value="1.24">
            <text:p>1.24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6813609171522">
            <text:p>1.1681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233">
            <text:p>1.23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1500413614539">
            <text:p>1.1500</text:p>
          </table:table-cell>
          <table:table-cell table:style-name="ce7" table:formula="of:=[.D41]" office:value-type="float" office:value="1.73">
            <text:p>1.73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61360223464334">
            <text:p>1.6136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5">
            <text:p>1.450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5244117932535">
            <text:p>1.3524</text:p>
          </table:table-cell>
          <table:table-cell table:style-name="ce7" table:formula="of:=[.S41]" office:value-type="float" office:value="1.361">
            <text:p>1.361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26942927245641">
            <text:p>1.2694</text:p>
          </table:table-cell>
          <table:table-cell table:style-name="ce7" table:formula="of:=[.V41]" office:value-type="float" office:value="1.388">
            <text:p>1.388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946126599335">
            <text:p>1.2946</text:p>
          </table:table-cell>
          <table:table-cell table:style-name="ce7" table:formula="of:=[.Y41]" office:value-type="float" office:value="1.24">
            <text:p>1.24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5657038783685">
            <text:p>1.1566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233">
            <text:p>1.23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13865481332069">
            <text:p>1.1387</text:p>
          </table:table-cell>
          <table:table-cell table:style-name="ce7" table:formula="of:=[.D42]" office:value-type="float" office:value="1.73">
            <text:p>1.73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5976259748944">
            <text:p>1.5976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5">
            <text:p>1.450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3905067259935">
            <text:p>1.3391</text:p>
          </table:table-cell>
          <table:table-cell table:style-name="ce7" table:formula="of:=[.S42]" office:value-type="float" office:value="1.361">
            <text:p>1.361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25686066579843">
            <text:p>1.2569</text:p>
          </table:table-cell>
          <table:table-cell table:style-name="ce7" table:formula="of:=[.V42]" office:value-type="float" office:value="1.388">
            <text:p>1.388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28179471280545">
            <text:p>1.2818</text:p>
          </table:table-cell>
          <table:table-cell table:style-name="ce7" table:formula="of:=[.Y42]" office:value-type="float" office:value="1.24">
            <text:p>1.24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4511919587807">
            <text:p>1.145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233">
            <text:p>1.23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12738100328781">
            <text:p>1.1274</text:p>
          </table:table-cell>
          <table:table-cell table:style-name="ce7" table:formula="of:=[.D43]" office:value-type="float" office:value="1.73">
            <text:p>1.73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58180789593505">
            <text:p>1.5818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5">
            <text:p>1.450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32579274514787">
            <text:p>1.3258</text:p>
          </table:table-cell>
          <table:table-cell table:style-name="ce7" table:formula="of:=[.S43]" office:value-type="float" office:value="1.361">
            <text:p>1.361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24441650079052">
            <text:p>1.2444</text:p>
          </table:table-cell>
          <table:table-cell table:style-name="ce7" table:formula="of:=[.V43]" office:value-type="float" office:value="1.388">
            <text:p>1.388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269103676045">
            <text:p>1.2691</text:p>
          </table:table-cell>
          <table:table-cell table:style-name="ce7" table:formula="of:=[.Y43]" office:value-type="float" office:value="1.24">
            <text:p>1.24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3378138205749">
            <text:p>1.1338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233">
            <text:p>1.23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1621881513645">
            <text:p>1.1162</text:p>
          </table:table-cell>
          <table:table-cell table:style-name="ce7" table:formula="of:=[.D44]" office:value-type="float" office:value="1.73">
            <text:p>1.73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56614643161886">
            <text:p>1.5661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5">
            <text:p>1.450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31266608430483">
            <text:p>1.3127</text:p>
          </table:table-cell>
          <table:table-cell table:style-name="ce7" table:formula="of:=[.S44]" office:value-type="float" office:value="1.361">
            <text:p>1.361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23209554533715">
            <text:p>1.2321</text:p>
          </table:table-cell>
          <table:table-cell table:style-name="ce7" table:formula="of:=[.V44]" office:value-type="float" office:value="1.388">
            <text:p>1.388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25653829311386">
            <text:p>1.2565</text:p>
          </table:table-cell>
          <table:table-cell table:style-name="ce7" table:formula="of:=[.Y44]" office:value-type="float" office:value="1.24">
            <text:p>1.24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225558238193">
            <text:p>1.122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30703">
            <text:p>730703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091336">
            <text:p>2091336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946">
            <text:p>2946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1890">
            <text:p>189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256">
            <text:p>1256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18">
            <text:p>1018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896">
            <text:p>896</text:p>
          </table:table-cell>
          <table:table-cell table:number-columns-repeated="1000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590">
            <text:p>590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464">
            <text:p>464</text:p>
          </table:table-cell>
          <table:table-cell table:number-columns-repeated="1000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252">
            <text:p>252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office:value-type="float" office:value="249">
            <text:p>249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office:value-type="float" office:value="230">
            <text:p>230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office:value-type="float" office:value="2461">
            <text:p>2461</text:p>
          </table:table-cell>
          <table:table-cell table:number-columns-repeated="1000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12252">
            <text:p>1225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／05／28</text:date>, <text:time>15:11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8T15:11:12.13</dc:date>
    <meta:editing-duration>P40DT11H57M16S</meta:editing-duration>
    <meta:editing-cycles>149</meta:editing-cycles>
    <meta:generator>OpenOffice/4.1.1$Win32 OpenOffice.org_project/411m6$Build-9775</meta:generator>
    <meta:document-statistic meta:table-count="7" meta:cell-count="3658" meta:object-count="0"/>
  </office:meta>
</office:document-meta>
</file>